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5">
      <number:minutes number:style="long"/>
      <number:text>:</number:text>
      <number:seconds number:style="long" number:decimal-places="2"/>
    </number:time-style>
    <style:style style:name="ce1" style:family="table-cell" style:parent-style-name="Default" style:data-style-name="N4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shapes>
          <draw:frame draw:z-index="0" draw:style-name="gr1" draw:text-style-name="P1" svg:width="148.23mm" svg:height="60.13mm" svg:x="59.93mm" svg:y="20.6mm">
            <draw:object draw:notify-on-update-of-ranges="Лист1.A1:Лист1.A1 Лист1.A2:Лист1.A24 Лист1.B1:Лист1.B1 Лист1.B2:Лист1.B2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8.42mm" svg:height="94.73mm" svg:x="290.85mm" svg:y="2.59mm">
            <draw:object draw:notify-on-update-of-ranges="Лист1.A2:Лист1.A20 Лист1.L2:Лист1.L2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217.24mm" svg:height="88.45mm" svg:x="543.51mm" svg:y="12.75mm">
            <draw:object draw:notify-on-update-of-ranges="Лист1.A1:Лист1.A1 Лист1.A2:Лист1.A21 Лист1.W2:Лист1.W2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ce1"/>
        <table:table-column table:style-name="co1" table:number-columns-repeated="22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% of MEM</text:p>
          </table:table-cell>
          <table:table-cell table:number-columns-repeated="9"/>
          <table:table-cell office:value-type="string" calcext:value-type="string">
            <text:p>Free</text:p>
          </table:table-cell>
          <table:table-cell table:number-columns-repeated="10"/>
          <table:table-cell office:value-type="string" calcext:value-type="string">
            <text:p>Free RAM</text:p>
          </table:table-cell>
        </table:table-row>
        <table:table-row table:style-name="ro1">
          <table:table-cell office:value-type="time" office:time-value="PT00H00M04.67S" calcext:value-type="time">
            <text:p>00:04,67</text:p>
          </table:table-cell>
          <table:table-cell office:value-type="float" office:value="3.9" calcext:value-type="float">
            <text:p>3,9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5177532" calcext:value-type="float">
            <text:p>5177532</text:p>
          </table:table-cell>
        </table:table-row>
        <table:table-row table:style-name="ro1">
          <table:table-cell office:value-type="time" office:time-value="PT24H00M04.67S" calcext:value-type="time">
            <text:p>00:04,67</text:p>
          </table:table-cell>
          <table:table-cell office:value-type="float" office:value="7.8" calcext:value-type="float">
            <text:p>7,8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4860832" calcext:value-type="float">
            <text:p>4860832</text:p>
          </table:table-cell>
        </table:table-row>
        <table:table-row table:style-name="ro1">
          <table:table-cell office:value-type="time" office:time-value="PT48H00M04.67S" calcext:value-type="time">
            <text:p>00:04,67</text:p>
          </table:table-cell>
          <table:table-cell office:value-type="float" office:value="11.7" calcext:value-type="float">
            <text:p>11,7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4542856" calcext:value-type="float">
            <text:p>4542856</text:p>
          </table:table-cell>
        </table:table-row>
        <table:table-row table:style-name="ro1">
          <table:table-cell office:value-type="time" office:time-value="PT72H00M04.67S" calcext:value-type="time">
            <text:p>00:04,67</text:p>
          </table:table-cell>
          <table:table-cell office:value-type="float" office:value="15.6" calcext:value-type="float">
            <text:p>15,6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4234220" calcext:value-type="float">
            <text:p>4234220</text:p>
          </table:table-cell>
        </table:table-row>
        <table:table-row table:style-name="ro1">
          <table:table-cell office:value-type="time" office:time-value="PT96H00M04.67S" calcext:value-type="time">
            <text:p>00:04,67</text:p>
          </table:table-cell>
          <table:table-cell office:value-type="float" office:value="19.5" calcext:value-type="float">
            <text:p>19,5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3922456" calcext:value-type="float">
            <text:p>3922456</text:p>
          </table:table-cell>
        </table:table-row>
        <table:table-row table:style-name="ro1">
          <table:table-cell office:value-type="time" office:time-value="PT120H00M04.67S" calcext:value-type="time">
            <text:p>00:04,67</text:p>
          </table:table-cell>
          <table:table-cell office:value-type="float" office:value="23.4" calcext:value-type="float">
            <text:p>23,4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3606952" calcext:value-type="float">
            <text:p>3606952</text:p>
          </table:table-cell>
        </table:table-row>
        <table:table-row table:style-name="ro1">
          <table:table-cell office:value-type="time" office:time-value="PT144H00M04.67S" calcext:value-type="time">
            <text:p>00:04,67</text:p>
          </table:table-cell>
          <table:table-cell office:value-type="float" office:value="27.3" calcext:value-type="float">
            <text:p>27,3</text:p>
          </table:table-cell>
          <table:table-cell table:number-columns-repeated="9"/>
          <table:table-cell office:value-type="float" office:value="199508" calcext:value-type="float">
            <text:p>199508</text:p>
          </table:table-cell>
          <table:table-cell table:number-columns-repeated="10"/>
          <table:table-cell office:value-type="float" office:value="3295520" calcext:value-type="float">
            <text:p>3295520</text:p>
          </table:table-cell>
        </table:table-row>
        <table:table-row table:style-name="ro1">
          <table:table-cell office:value-type="time" office:time-value="PT168H00M04.67S" calcext:value-type="time">
            <text:p>00:04,67</text:p>
          </table:table-cell>
          <table:table-cell office:value-type="float" office:value="31.2" calcext:value-type="float">
            <text:p>31,2</text:p>
          </table:table-cell>
          <table:table-cell table:number-columns-repeated="9"/>
          <table:table-cell office:value-type="float" office:value="200532" calcext:value-type="float">
            <text:p>200532</text:p>
          </table:table-cell>
          <table:table-cell table:number-columns-repeated="10"/>
          <table:table-cell office:value-type="float" office:value="2982416" calcext:value-type="float">
            <text:p>2982416</text:p>
          </table:table-cell>
        </table:table-row>
        <table:table-row table:style-name="ro1">
          <table:table-cell office:value-type="time" office:time-value="PT192H00M04.67S" calcext:value-type="time">
            <text:p>00:04,67</text:p>
          </table:table-cell>
          <table:table-cell office:value-type="float" office:value="35" calcext:value-type="float">
            <text:p>35</text:p>
          </table:table-cell>
          <table:table-cell table:number-columns-repeated="9"/>
          <table:table-cell office:value-type="float" office:value="201300" calcext:value-type="float">
            <text:p>201300</text:p>
          </table:table-cell>
          <table:table-cell table:number-columns-repeated="10"/>
          <table:table-cell office:value-type="float" office:value="2666236" calcext:value-type="float">
            <text:p>2666236</text:p>
          </table:table-cell>
        </table:table-row>
        <table:table-row table:style-name="ro1">
          <table:table-cell office:value-type="time" office:time-value="PT216H00M04.67S" calcext:value-type="time">
            <text:p>00:04,67</text:p>
          </table:table-cell>
          <table:table-cell office:value-type="float" office:value="38.9" calcext:value-type="float">
            <text:p>38,9</text:p>
          </table:table-cell>
          <table:table-cell table:number-columns-repeated="9"/>
          <table:table-cell office:value-type="float" office:value="201300" calcext:value-type="float">
            <text:p>201300</text:p>
          </table:table-cell>
          <table:table-cell table:number-columns-repeated="10"/>
          <table:table-cell office:value-type="float" office:value="2351724" calcext:value-type="float">
            <text:p>2351724</text:p>
          </table:table-cell>
        </table:table-row>
        <table:table-row table:style-name="ro1">
          <table:table-cell office:value-type="time" office:time-value="PT240H00M04.67S" calcext:value-type="time">
            <text:p>00:04,67</text:p>
          </table:table-cell>
          <table:table-cell office:value-type="float" office:value="42.8" calcext:value-type="float">
            <text:p>42,8</text:p>
          </table:table-cell>
          <table:table-cell table:number-columns-repeated="9"/>
          <table:table-cell office:value-type="float" office:value="201300" calcext:value-type="float">
            <text:p>201300</text:p>
          </table:table-cell>
          <table:table-cell table:number-columns-repeated="10"/>
          <table:table-cell office:value-type="float" office:value="2039520" calcext:value-type="float">
            <text:p>2039520</text:p>
          </table:table-cell>
        </table:table-row>
        <table:table-row table:style-name="ro1">
          <table:table-cell office:value-type="time" office:time-value="PT264H00M04.67S" calcext:value-type="time">
            <text:p>00:04,67</text:p>
          </table:table-cell>
          <table:table-cell office:value-type="float" office:value="46.7" calcext:value-type="float">
            <text:p>46,7</text:p>
          </table:table-cell>
          <table:table-cell table:number-columns-repeated="9"/>
          <table:table-cell office:value-type="float" office:value="201812" calcext:value-type="float">
            <text:p>201812</text:p>
          </table:table-cell>
          <table:table-cell table:number-columns-repeated="10"/>
          <table:table-cell office:value-type="float" office:value="1726032" calcext:value-type="float">
            <text:p>1726032</text:p>
          </table:table-cell>
        </table:table-row>
        <table:table-row table:style-name="ro1">
          <table:table-cell office:value-type="time" office:time-value="PT288H00M04.67S" calcext:value-type="time">
            <text:p>00:04,67</text:p>
          </table:table-cell>
          <table:table-cell office:value-type="float" office:value="50.6" calcext:value-type="float">
            <text:p>50,6</text:p>
          </table:table-cell>
          <table:table-cell table:number-columns-repeated="9"/>
          <table:table-cell office:value-type="float" office:value="201812" calcext:value-type="float">
            <text:p>201812</text:p>
          </table:table-cell>
          <table:table-cell table:number-columns-repeated="10"/>
          <table:table-cell office:value-type="float" office:value="1412488" calcext:value-type="float">
            <text:p>1412488</text:p>
          </table:table-cell>
        </table:table-row>
        <table:table-row table:style-name="ro1">
          <table:table-cell office:value-type="time" office:time-value="PT312H00M04.67S" calcext:value-type="time">
            <text:p>00:04,67</text:p>
          </table:table-cell>
          <table:table-cell office:value-type="float" office:value="54.5" calcext:value-type="float">
            <text:p>54,5</text:p>
          </table:table-cell>
          <table:table-cell table:number-columns-repeated="9"/>
          <table:table-cell office:value-type="float" office:value="201812" calcext:value-type="float">
            <text:p>201812</text:p>
          </table:table-cell>
          <table:table-cell table:number-columns-repeated="10"/>
          <table:table-cell office:value-type="float" office:value="1125636" calcext:value-type="float">
            <text:p>1125636</text:p>
          </table:table-cell>
        </table:table-row>
        <table:table-row table:style-name="ro1">
          <table:table-cell office:value-type="time" office:time-value="PT336H00M04.67S" calcext:value-type="time">
            <text:p>00:04,67</text:p>
          </table:table-cell>
          <table:table-cell office:value-type="float" office:value="58.4" calcext:value-type="float">
            <text:p>58,4</text:p>
          </table:table-cell>
          <table:table-cell table:number-columns-repeated="9"/>
          <table:table-cell office:value-type="float" office:value="201812" calcext:value-type="float">
            <text:p>201812</text:p>
          </table:table-cell>
          <table:table-cell table:number-columns-repeated="10"/>
          <table:table-cell office:value-type="float" office:value="814872" calcext:value-type="float">
            <text:p>814872</text:p>
          </table:table-cell>
        </table:table-row>
        <table:table-row table:style-name="ro1">
          <table:table-cell office:value-type="time" office:time-value="PT360H00M04.67S" calcext:value-type="time">
            <text:p>00:04,67</text:p>
          </table:table-cell>
          <table:table-cell office:value-type="float" office:value="62.3" calcext:value-type="float">
            <text:p>62,3</text:p>
          </table:table-cell>
          <table:table-cell table:number-columns-repeated="9"/>
          <table:table-cell office:value-type="float" office:value="202068" calcext:value-type="float">
            <text:p>202068</text:p>
          </table:table-cell>
          <table:table-cell table:number-columns-repeated="10"/>
          <table:table-cell office:value-type="float" office:value="512820" calcext:value-type="float">
            <text:p>512820</text:p>
          </table:table-cell>
        </table:table-row>
        <table:table-row table:style-name="ro1">
          <table:table-cell office:value-type="time" office:time-value="PT384H00M04.67S" calcext:value-type="time">
            <text:p>00:04,67</text:p>
          </table:table-cell>
          <table:table-cell office:value-type="float" office:value="66.2" calcext:value-type="float">
            <text:p>66,2</text:p>
          </table:table-cell>
          <table:table-cell table:number-columns-repeated="9"/>
          <table:table-cell office:value-type="float" office:value="201812" calcext:value-type="float">
            <text:p>201812</text:p>
          </table:table-cell>
          <table:table-cell table:number-columns-repeated="10"/>
          <table:table-cell office:value-type="float" office:value="198600" calcext:value-type="float">
            <text:p>198600</text:p>
          </table:table-cell>
        </table:table-row>
        <table:table-row table:style-name="ro1">
          <table:table-cell office:value-type="time" office:time-value="PT408H00M04.67S" calcext:value-type="time">
            <text:p>00:04,67</text:p>
          </table:table-cell>
          <table:table-cell office:value-type="float" office:value="70" calcext:value-type="float">
            <text:p>70</text:p>
          </table:table-cell>
          <table:table-cell table:number-columns-repeated="9"/>
          <table:table-cell office:value-type="float" office:value="201544" calcext:value-type="float">
            <text:p>201544</text:p>
          </table:table-cell>
          <table:table-cell table:number-columns-repeated="10"/>
          <table:table-cell office:value-type="float" office:value="156960" calcext:value-type="float">
            <text:p>156960</text:p>
          </table:table-cell>
        </table:table-row>
        <table:table-row table:style-name="ro1">
          <table:table-cell office:value-type="time" office:time-value="PT432H00M04.67S" calcext:value-type="time">
            <text:p>00:04,67</text:p>
          </table:table-cell>
          <table:table-cell office:value-type="float" office:value="73.9" calcext:value-type="float">
            <text:p>73,9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number-columns-repeated="10"/>
          <table:table-cell office:value-type="float" office:value="146896" calcext:value-type="float">
            <text:p>146896</text:p>
          </table:table-cell>
        </table:table-row>
        <table:table-row table:style-name="ro1">
          <table:table-cell office:value-type="time" office:time-value="PT456H00M04.67S" calcext:value-type="time">
            <text:p>00:04,67</text:p>
          </table:table-cell>
          <table:table-cell office:value-type="float" office:value="77.8" calcext:value-type="float">
            <text:p>77,8</text:p>
          </table:table-cell>
          <table:table-cell table:number-columns-repeated="20"/>
          <table:table-cell office:value-type="float" office:value="140060" calcext:value-type="float">
            <text:p>140060</text:p>
          </table:table-cell>
        </table:table-row>
        <table:table-row table:style-name="ro1">
          <table:table-cell office:value-type="time" office:time-value="PT480H00M04.67S" calcext:value-type="time">
            <text:p>00:04,67</text:p>
          </table:table-cell>
          <table:table-cell office:value-type="float" office:value="81.7" calcext:value-type="float">
            <text:p>81,7</text:p>
          </table:table-cell>
          <table:table-cell table:number-columns-repeated="21"/>
        </table:table-row>
        <table:table-row table:style-name="ro1">
          <table:table-cell office:value-type="time" office:time-value="PT504H00M04.67S" calcext:value-type="time">
            <text:p>00:04,67</text:p>
          </table:table-cell>
          <table:table-cell office:value-type="float" office:value="85.6" calcext:value-type="float">
            <text:p>85,6</text:p>
          </table:table-cell>
          <table:table-cell table:number-columns-repeated="21"/>
        </table:table-row>
        <table:table-row table:style-name="ro1">
          <table:table-cell office:value-type="time" office:time-value="PT528H00M04.67S" calcext:value-type="time">
            <text:p>00:04,67</text:p>
          </table:table-cell>
          <table:table-cell office:value-type="float" office:value="88.6" calcext:value-type="float">
            <text:p>88,6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6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06T20:25:28.004257021</meta:creation-date>
    <dc:date>2020-12-06T21:47:36.061616955</dc:date>
    <meta:editing-duration>PT10M5S</meta:editing-duration>
    <meta:editing-cycles>1</meta:editing-cycles>
    <meta:document-statistic meta:table-count="1" meta:cell-count="89" meta:object-count="3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824cm" svg:height="6.014cm" xlink:href=".." xlink:type="simple" chart:class="chart:scatter" chart:style-name="ch1">
        <chart:legend chart:legend-position="end" svg:x="11.84cm" svg:y="2.708cm" style:legend-expansion="high" chart:style-name="ch2"/>
        <chart:plot-area chart:style-name="ch3" table:cell-range-address="Лист1.A1:Лист1.B24" chart:data-source-has-labels="both" svg:x="-0.164cm" svg:y="0.003cm" svg:width="13.796cm" svg:height="6.268cm">
          <chartooo:coordinate-region svg:x="0.643cm" svg:y="0.202cm" svg:width="12.499cm" svg:height="5.422cm"/>
          <chart:axis chart:dimension="x" chart:name="primary-x" chart:style-name="ch4" chartooo:axis-type="auto">
            <chart:categories table:cell-range-address="Лист1.A2:Лист1.A2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Лист1.B2:Лист1.B24" chart:label-cell-address="Лист1.B1:Лист1.B1" chart:class="chart:scatter">
            <chart:domain table:cell-range-address="Лист1.A2:Лист1.A24"/>
            <chart:data-point chart:repeated="2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% of MEM</text:p>
                <draw:g>
                  <svg:desc>Лист1.B1:Лист1.B1</svg:desc>
                </draw:g>
              </table:table-cell>
            </table:table-row>
          </table:table-header-rows>
          <table:table-rows>
            <table:table-row>
              <table:table-cell office:value-type="float" office:value="0.0000540509259259259">
                <text:p>0.0000540509259259259</text:p>
                <draw:g>
                  <svg:desc>Лист1.A2:Лист1.A24</svg:desc>
                </draw:g>
              </table:table-cell>
              <table:table-cell office:value-type="float" office:value="3.9">
                <text:p>3.9</text:p>
                <draw:g>
                  <svg:desc>Лист1.B2:Лист1.B24</svg:desc>
                </draw:g>
              </table:table-cell>
            </table:table-row>
            <table:table-row>
              <table:table-cell office:value-type="float" office:value="1.00005405092593">
                <text:p>1.00005405092593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2.00005405092593">
                <text:p>2.00005405092593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float" office:value="3.00005405092593">
                <text:p>3.00005405092593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float" office:value="4.00005405092593">
                <text:p>4.00005405092593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float" office:value="5.00005405092593">
                <text:p>5.00005405092593</text:p>
              </table:table-cell>
              <table:table-cell office:value-type="float" office:value="23.4">
                <text:p>23.4</text:p>
              </table:table-cell>
            </table:table-row>
            <table:table-row>
              <table:table-cell office:value-type="float" office:value="6.00005405092593">
                <text:p>6.00005405092593</text:p>
              </table:table-cell>
              <table:table-cell office:value-type="float" office:value="27.3">
                <text:p>27.3</text:p>
              </table:table-cell>
            </table:table-row>
            <table:table-row>
              <table:table-cell office:value-type="float" office:value="7.00005405092593">
                <text:p>7.00005405092593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float" office:value="8.00005405092593">
                <text:p>8.0000540509259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9.00005405092593">
                <text:p>9.00005405092593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float" office:value="10.0000540509259">
                <text:p>10.0000540509259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float" office:value="11.0000540509259">
                <text:p>11.0000540509259</text:p>
              </table:table-cell>
              <table:table-cell office:value-type="float" office:value="46.7">
                <text:p>46.7</text:p>
              </table:table-cell>
            </table:table-row>
            <table:table-row>
              <table:table-cell office:value-type="float" office:value="12.0000540509259">
                <text:p>12.0000540509259</text:p>
              </table:table-cell>
              <table:table-cell office:value-type="float" office:value="50.6">
                <text:p>50.6</text:p>
              </table:table-cell>
            </table:table-row>
            <table:table-row>
              <table:table-cell office:value-type="float" office:value="13.0000540509259">
                <text:p>13.0000540509259</text:p>
              </table:table-cell>
              <table:table-cell office:value-type="float" office:value="54.5">
                <text:p>54.5</text:p>
              </table:table-cell>
            </table:table-row>
            <table:table-row>
              <table:table-cell office:value-type="float" office:value="14.0000540509259">
                <text:p>14.0000540509259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15.0000540509259">
                <text:p>15.0000540509259</text:p>
              </table:table-cell>
              <table:table-cell office:value-type="float" office:value="62.3">
                <text:p>62.3</text:p>
              </table:table-cell>
            </table:table-row>
            <table:table-row>
              <table:table-cell office:value-type="float" office:value="16.0000540509259">
                <text:p>16.0000540509259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float" office:value="17.0000540509259">
                <text:p>17.000054050925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18.0000540509259">
                <text:p>18.0000540509259</text:p>
              </table:table-cell>
              <table:table-cell office:value-type="float" office:value="73.9">
                <text:p>73.9</text:p>
              </table:table-cell>
            </table:table-row>
            <table:table-row>
              <table:table-cell office:value-type="float" office:value="19.0000540509259">
                <text:p>19.0000540509259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float" office:value="20.0000540509259">
                <text:p>20.0000540509259</text:p>
              </table:table-cell>
              <table:table-cell office:value-type="float" office:value="81.7">
                <text:p>81.7</text:p>
              </table:table-cell>
            </table:table-row>
            <table:table-row>
              <table:table-cell office:value-type="float" office:value="21.0000540509259">
                <text:p>21.0000540509259</text:p>
              </table:table-cell>
              <table:table-cell office:value-type="float" office:value="85.6">
                <text:p>85.6</text:p>
              </table:table-cell>
            </table:table-row>
            <table:table-row>
              <table:table-cell office:value-type="float" office:value="22.0000540509259">
                <text:p>22.0000540509259</text:p>
              </table:table-cell>
              <table:table-cell office:value-type="float" office:value="88.6">
                <text:p>88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843cm" svg:height="9.474cm" xlink:href=".." xlink:type="simple" chart:class="chart:scatter" chart:style-name="ch1">
        <chart:title svg:x="6.591cm" svg:y="0.325cm" chart:style-name="ch2">
          <text:p>Размер подкачки</text:p>
        </chart:title>
        <chart:legend chart:legend-position="end" svg:x="13.859cm" svg:y="4.438cm" style:legend-expansion="high" chart:style-name="ch3"/>
        <chart:plot-area chart:style-name="ch4" table:cell-range-address="Лист1.A2:Лист1.A20 Лист1.L2:Лист1.L20" svg:x="0.336cm" svg:y="1.293cm" svg:width="13.187cm" svg:height="7.992cm">
          <chartooo:coordinate-region svg:x="1.698cm" svg:y="1.492cm" svg:width="11.162cm" svg:height="7.146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Лист1.L2:Лист1.L20" chart:class="chart:scatter">
            <chart:domain table:cell-range-address="Лист1.A2:Лист1.A20"/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40509259259259">
                <text:p>0.0000540509259259259</text:p>
                <draw:g>
                  <svg:desc>Лист1.A2:Лист1.A20</svg:desc>
                </draw:g>
              </table:table-cell>
              <table:table-cell office:value-type="float" office:value="199508">
                <text:p>199508</text:p>
                <draw:g>
                  <svg:desc>Лист1.L2:Лист1.L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5405092593">
                <text:p>1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005405092593">
                <text:p>2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005405092593">
                <text:p>3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005405092593">
                <text:p>4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005405092593">
                <text:p>5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05405092593">
                <text:p>6.00005405092593</text:p>
              </table:table-cell>
              <table:table-cell office:value-type="float" office:value="199508">
                <text:p>1995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005405092593">
                <text:p>7.00005405092593</text:p>
              </table:table-cell>
              <table:table-cell office:value-type="float" office:value="200532">
                <text:p>2005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0005405092593">
                <text:p>8.00005405092593</text:p>
              </table:table-cell>
              <table:table-cell office:value-type="float" office:value="201300">
                <text:p>2013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005405092593">
                <text:p>9.00005405092593</text:p>
              </table:table-cell>
              <table:table-cell office:value-type="float" office:value="201300">
                <text:p>201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00540509259">
                <text:p>10.0000540509259</text:p>
              </table:table-cell>
              <table:table-cell office:value-type="float" office:value="201300">
                <text:p>2013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000540509259">
                <text:p>11.0000540509259</text:p>
              </table:table-cell>
              <table:table-cell office:value-type="float" office:value="201812">
                <text:p>201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000540509259">
                <text:p>12.0000540509259</text:p>
              </table:table-cell>
              <table:table-cell office:value-type="float" office:value="201812">
                <text:p>2018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000540509259">
                <text:p>13.0000540509259</text:p>
              </table:table-cell>
              <table:table-cell office:value-type="float" office:value="201812">
                <text:p>2018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000540509259">
                <text:p>14.0000540509259</text:p>
              </table:table-cell>
              <table:table-cell office:value-type="float" office:value="201812">
                <text:p>2018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000540509259">
                <text:p>15.0000540509259</text:p>
              </table:table-cell>
              <table:table-cell office:value-type="float" office:value="202068">
                <text:p>2020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000540509259">
                <text:p>16.0000540509259</text:p>
              </table:table-cell>
              <table:table-cell office:value-type="float" office:value="201812">
                <text:p>2018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000540509259">
                <text:p>17.0000540509259</text:p>
              </table:table-cell>
              <table:table-cell office:value-type="float" office:value="201544">
                <text:p>20154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000540509259">
                <text:p>18.000054050925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5">
      <number:minutes number:style="long"/>
      <number:text>:</number:text>
      <number:seconds number:style="long" number:decimal-places="2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45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725cm" svg:height="8.846cm" xlink:href=".." xlink:type="simple" chart:class="chart:scatter" chart:style-name="ch1">
        <chart:title svg:x="10.382cm" svg:y="0.312cm" chart:style-name="ch2">
          <text:p>Ост</text:p>
        </chart:title>
        <chart:subtitle svg:x="9.548cm" svg:y="1.267cm" chart:style-name="ch3">
          <text:p>алось памяти</text:p>
        </chart:subtitle>
        <chart:legend chart:legend-position="end" svg:x="19.032cm" svg:y="4.124cm" style:legend-expansion="high" chart:style-name="ch4"/>
        <chart:plot-area chart:style-name="ch5" table:cell-range-address="Лист1.A1:Лист1.A21 Лист1.W2:Лист1.W21" chart:data-source-has-labels="row" svg:x="0.434cm" svg:y="2.126cm" svg:width="18.164cm" svg:height="6.544cm">
          <chartooo:coordinate-region svg:x="1.981cm" svg:y="2.326cm" svg:width="15.954cm" svg:height="5.697cm"/>
          <chart:axis chart:dimension="x" chart:name="primary-x" chart:style-name="ch6"/>
          <chart:axis chart:dimension="y" chart:name="primary-y" chart:style-name="ch7">
            <chart:grid chart:style-name="ch8" chart:class="major"/>
          </chart:axis>
          <chart:series chart:style-name="ch9" chart:values-cell-range-address="Лист1.W2:Лист1.W21" loext:label-string="free_ram" chart:class="chart:scatter">
            <chart:domain table:cell-range-address="Лист1.A2:Лист1.A21"/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free_ra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0540509259259259">
                <text:p>0.0000540509259259259</text:p>
                <draw:g>
                  <svg:desc>Лист1.A2:Лист1.A21</svg:desc>
                </draw:g>
              </table:table-cell>
              <table:table-cell office:value-type="float" office:value="5177532">
                <text:p>5177532</text:p>
                <draw:g>
                  <svg:desc>Лист1.W2:Лист1.W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00005405092593">
                <text:p>1.00005405092593</text:p>
              </table:table-cell>
              <table:table-cell office:value-type="float" office:value="4860832">
                <text:p>4860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0005405092593">
                <text:p>2.00005405092593</text:p>
              </table:table-cell>
              <table:table-cell office:value-type="float" office:value="4542856">
                <text:p>45428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00005405092593">
                <text:p>3.00005405092593</text:p>
              </table:table-cell>
              <table:table-cell office:value-type="float" office:value="4234220">
                <text:p>42342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0005405092593">
                <text:p>4.00005405092593</text:p>
              </table:table-cell>
              <table:table-cell office:value-type="float" office:value="3922456">
                <text:p>39224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00005405092593">
                <text:p>5.00005405092593</text:p>
              </table:table-cell>
              <table:table-cell office:value-type="float" office:value="3606952">
                <text:p>36069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00005405092593">
                <text:p>6.00005405092593</text:p>
              </table:table-cell>
              <table:table-cell office:value-type="float" office:value="3295520">
                <text:p>329552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00005405092593">
                <text:p>7.00005405092593</text:p>
              </table:table-cell>
              <table:table-cell office:value-type="float" office:value="2982416">
                <text:p>298241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00005405092593">
                <text:p>8.00005405092593</text:p>
              </table:table-cell>
              <table:table-cell office:value-type="float" office:value="2666236">
                <text:p>2666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00005405092593">
                <text:p>9.00005405092593</text:p>
              </table:table-cell>
              <table:table-cell office:value-type="float" office:value="2351724">
                <text:p>23517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.0000540509259">
                <text:p>10.0000540509259</text:p>
              </table:table-cell>
              <table:table-cell office:value-type="float" office:value="2039520">
                <text:p>20395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0000540509259">
                <text:p>11.0000540509259</text:p>
              </table:table-cell>
              <table:table-cell office:value-type="float" office:value="1726032">
                <text:p>1726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0000540509259">
                <text:p>12.0000540509259</text:p>
              </table:table-cell>
              <table:table-cell office:value-type="float" office:value="1412488">
                <text:p>14124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.0000540509259">
                <text:p>13.0000540509259</text:p>
              </table:table-cell>
              <table:table-cell office:value-type="float" office:value="1125636">
                <text:p>112563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.0000540509259">
                <text:p>14.0000540509259</text:p>
              </table:table-cell>
              <table:table-cell office:value-type="float" office:value="814872">
                <text:p>81487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.0000540509259">
                <text:p>15.0000540509259</text:p>
              </table:table-cell>
              <table:table-cell office:value-type="float" office:value="512820">
                <text:p>5128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.0000540509259">
                <text:p>16.0000540509259</text:p>
              </table:table-cell>
              <table:table-cell office:value-type="float" office:value="198600">
                <text:p>1986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.0000540509259">
                <text:p>17.0000540509259</text:p>
              </table:table-cell>
              <table:table-cell office:value-type="float" office:value="156960">
                <text:p>1569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.0000540509259">
                <text:p>18.0000540509259</text:p>
              </table:table-cell>
              <table:table-cell office:value-type="float" office:value="146896">
                <text:p>14689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.0000540509259">
                <text:p>19.0000540509259</text:p>
              </table:table-cell>
              <table:table-cell office:value-type="float" office:value="140060">
                <text:p>14006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